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9.090909090909092" office:value-type="float"/>
          <table:table-cell table:style-name="acquired_lot_note_fiat" office:value="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59090909090909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5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5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30.90909090909091" office:value-type="float"/>
          <table:table-cell table:style-name="acquired_lot_note_fiat" office:value="28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8590909090909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7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7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20</text:p>
          </table:table-cell>
          <table:table-cell table:style-name="taxable_event_note_border_default" office:value-type="string">
            <text:p>04/01/2020</text:p>
          </table:table-cell>
          <table:table-cell table:style-name="taxable_event_note_border_fiat" office:value="10000.0" office:value-type="float"/>
          <table:table-cell table:style-name="acquired_lot_note_border_fiat" office:value="10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2.00000000 of 2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2.00000000 of 5.00000000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01 09:4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3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4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2/3: 0.4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1T10:44:46.061322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